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3"/>
        <table:table-column table:style-name="co4" table:default-cell-style-name="ce10"/>
        <table:table-column table:style-name="co5" table:default-cell-style-name="ce17"/>
        <table:table-column table:style-name="co6" table:default-cell-style-name="ce18"/>
        <table:table-column table:style-name="co6" table:default-cell-style-name="Default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4" table:default-cell-style-name="ce10"/>
        <table:table-column table:style-name="co6" table:default-cell-style-name="ce20"/>
        <table:table-column table:style-name="co2" table:default-cell-style-name="ce25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2" office:value-type="string" calcext:value-type="string">
            <text:p>CP1</text:p>
          </table:table-cell>
          <table:table-cell table:style-name="ce12" office:value-type="string" calcext:value-type="string">
            <text:p>CP2</text:p>
          </table:table-cell>
          <table:table-cell table:style-name="ce12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2" office:value-type="string" calcext:value-type="string">
            <text:p>FP – P</text:p>
          </table:table-cell>
          <table:table-cell table:style-name="ce12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4" office:value-type="string" calcext:value-type="string">
            <text:p>FP Final</text:p>
          </table:table-cell>
          <table:table-cell table:style-name="ce9"/>
          <table:table-cell table:style-name="ce15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8" office:value-type="string" calcext:value-type="string">
            <text:p>Final GPA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9"/>
          <table:table-cell table:style-name="ce19"/>
          <table:table-cell table:style-name="ce22"/>
          <table:table-cell table:style-name="ce12" table:number-columns-repeated="971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 table:formula="of:=(SUM(VLOOKUP([.B2];[.$AT$2:.$AU$15];2;0); VLOOKUP([.C2];[.$AT$2:.$AU$15];2;0); VLOOKUP([.D2];[.$AT$2:.$AU$15];2;0); VLOOKUP([.E2];[.$AT$2:.$AU$15];2;0); VLOOKUP([.F2];[.$AT$2:.$AU$15];2;0); VLOOKUP([.G2];[.$AT$2:.$AU$15];2;0); VLOOKUP([.H2];[.$AT$2:.$AU$15];2;0); VLOOKUP([.I2];[.$AT$2:.$AU$15];2;0); VLOOKUP([.J2];[.$AT$2:.$AU$15];2;0); VLOOKUP([.K2];[.$AT$2:.$AU$15];2;0))/1000*0.3)" office:value-type="float" office:value="0.2811" calcext:value-type="float">
            <text:p>0.281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2:.U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X2]/100*0.05+[.Y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2]/100*0.15+[.AC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2] + [.AD2] + [.AI2] + [.AN2]" office:value-type="float" office:value="0.5661" calcext:value-type="float">
            <text:p>0.56610</text:p>
          </table:table-cell>
          <table:table-cell table:style-name="ce16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F" calcext:value-type="string">
            <text:p>F</text:p>
          </table:table-cell>
          <table:table-cell table:style-name="ce18" table:formula="of:=VLOOKUP([.AQ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 table:formula="of:=(SUM(VLOOKUP([.B3];[.$AT$2:.$AU$15];2;0); VLOOKUP([.C3];[.$AT$2:.$AU$15];2;0); VLOOKUP([.D3];[.$AT$2:.$AU$15];2;0); VLOOKUP([.E3];[.$AT$2:.$AU$15];2;0); VLOOKUP([.F3];[.$AT$2:.$AU$15];2;0); VLOOKUP([.G3];[.$AT$2:.$AU$15];2;0); VLOOKUP([.H3];[.$AT$2:.$AU$15];2;0); VLOOKUP([.I3];[.$AT$2:.$AU$15];2;0); VLOOKUP([.J3];[.$AT$2:.$AU$15];2;0); VLOOKUP([.K3];[.$AT$2:.$AU$15];2;0))/1000*0.3)" office:value-type="float" office:value="0.2871" calcext:value-type="float">
            <text:p>0.287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formula="of:=SUM([.N3:.U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X3]/100*0.05+[.Y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3]/100*0.15+[.AC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3] + [.AD3] + [.AI3] + [.AN3]" office:value-type="float" office:value="0.5751" calcext:value-type="float">
            <text:p>0.57510</text:p>
          </table:table-cell>
          <table:table-cell table:style-name="ce16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F" calcext:value-type="string">
            <text:p>F</text:p>
          </table:table-cell>
          <table:table-cell table:style-name="ce18" table:formula="of:=VLOOKUP([.AQ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 table:formula="of:=(SUM(VLOOKUP([.B4];[.$AT$2:.$AU$15];2;0); VLOOKUP([.C4];[.$AT$2:.$AU$15];2;0); VLOOKUP([.D4];[.$AT$2:.$AU$15];2;0); VLOOKUP([.E4];[.$AT$2:.$AU$15];2;0); VLOOKUP([.F4];[.$AT$2:.$AU$15];2;0); VLOOKUP([.G4];[.$AT$2:.$AU$15];2;0); VLOOKUP([.H4];[.$AT$2:.$AU$15];2;0); VLOOKUP([.I4];[.$AT$2:.$AU$15];2;0); VLOOKUP([.J4];[.$AT$2:.$AU$15];2;0); VLOOKUP([.K4];[.$AT$2:.$AU$15];2;0))/1000*0.3)" office:value-type="float" office:value="0.2889" calcext:value-type="float">
            <text:p>0.288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4:.U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X4]/100*0.05+[.Y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AB4]/100*0.15+[.AC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4] + [.AD4] + [.AI4] + [.AN4]" office:value-type="float" office:value="0.6194" calcext:value-type="float">
            <text:p>0.61940</text:p>
          </table:table-cell>
          <table:table-cell table:style-name="ce16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D-" calcext:value-type="string">
            <text:p>D-</text:p>
          </table:table-cell>
          <table:table-cell table:style-name="ce18" table:formula="of:=VLOOKUP([.AQ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5];[.$AT$2:.$AU$15];2;0); VLOOKUP([.C5];[.$AT$2:.$AU$15];2;0); VLOOKUP([.D5];[.$AT$2:.$AU$15];2;0); VLOOKUP([.E5];[.$AT$2:.$AU$15];2;0); VLOOKUP([.F5];[.$AT$2:.$AU$15];2;0); VLOOKUP([.G5];[.$AT$2:.$AU$15];2;0); VLOOKUP([.H5];[.$AT$2:.$AU$15];2;0); VLOOKUP([.I5];[.$AT$2:.$AU$15];2;0); VLOOKUP([.J5];[.$AT$2:.$AU$15];2;0); VLOOKUP([.K5];[.$AT$2:.$AU$15];2;0))/1000*0.3)" office:value-type="float" office:value="0.2445" calcext:value-type="float">
            <text:p>0.2445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5:.U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 table:formula="of:=[.X5]/100*0.05+[.Y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formula="of:=[.AB5]/100*0.15+[.AC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5] + [.AD5] + [.AI5] + [.AN5]" office:value-type="float" office:value="0.4705" calcext:value-type="float">
            <text:p>0.47050</text:p>
          </table:table-cell>
          <table:table-cell table:style-name="ce16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F" calcext:value-type="string">
            <text:p>F</text:p>
          </table:table-cell>
          <table:table-cell table:style-name="ce18" table:formula="of:=VLOOKUP([.AQ5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 table:formula="of:=(SUM(VLOOKUP([.B6];[.$AT$2:.$AU$15];2;0); VLOOKUP([.C6];[.$AT$2:.$AU$15];2;0); VLOOKUP([.D6];[.$AT$2:.$AU$15];2;0); VLOOKUP([.E6];[.$AT$2:.$AU$15];2;0); VLOOKUP([.F6];[.$AT$2:.$AU$15];2;0); VLOOKUP([.G6];[.$AT$2:.$AU$15];2;0); VLOOKUP([.H6];[.$AT$2:.$AU$15];2;0); VLOOKUP([.I6];[.$AT$2:.$AU$15];2;0); VLOOKUP([.J6];[.$AT$2:.$AU$15];2;0); VLOOKUP([.K6];[.$AT$2:.$AU$15];2;0))/1000*0.3)" office:value-type="float" office:value="0.2475" calcext:value-type="float">
            <text:p>0.2475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6:.U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X6]/100*0.05+[.Y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formula="of:=[.AB6]/100*0.15+[.AC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6] + [.AD6] + [.AI6] + [.AN6]" office:value-type="float" office:value="0.4315" calcext:value-type="float">
            <text:p>0.43150</text:p>
          </table:table-cell>
          <table:table-cell table:style-name="ce16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F" calcext:value-type="string">
            <text:p>F</text:p>
          </table:table-cell>
          <table:table-cell table:style-name="ce18" table:formula="of:=VLOOKUP([.AQ6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 table:formula="of:=(SUM(VLOOKUP([.B7];[.$AT$2:.$AU$15];2;0); VLOOKUP([.C7];[.$AT$2:.$AU$15];2;0); VLOOKUP([.D7];[.$AT$2:.$AU$15];2;0); VLOOKUP([.E7];[.$AT$2:.$AU$15];2;0); VLOOKUP([.F7];[.$AT$2:.$AU$15];2;0); VLOOKUP([.G7];[.$AT$2:.$AU$15];2;0); VLOOKUP([.H7];[.$AT$2:.$AU$15];2;0); VLOOKUP([.I7];[.$AT$2:.$AU$15];2;0); VLOOKUP([.J7];[.$AT$2:.$AU$15];2;0); VLOOKUP([.K7];[.$AT$2:.$AU$15];2;0))/1000*0.3)" office:value-type="float" office:value="0.273" calcext:value-type="float">
            <text:p>0.273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7:.U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X7]/100*0.05+[.Y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7]/100*0.15+[.AC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7] + [.AD7] + [.AI7] + [.AN7]" office:value-type="float" office:value="0.5345" calcext:value-type="float">
            <text:p>0.53450</text:p>
          </table:table-cell>
          <table:table-cell table:style-name="ce16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F" calcext:value-type="string">
            <text:p>F</text:p>
          </table:table-cell>
          <table:table-cell table:style-name="ce18" table:formula="of:=VLOOKUP([.AQ7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8];[.$AT$2:.$AU$15];2;0); VLOOKUP([.C8];[.$AT$2:.$AU$15];2;0); VLOOKUP([.D8];[.$AT$2:.$AU$15];2;0); VLOOKUP([.E8];[.$AT$2:.$AU$15];2;0); VLOOKUP([.F8];[.$AT$2:.$AU$15];2;0); VLOOKUP([.G8];[.$AT$2:.$AU$15];2;0); VLOOKUP([.H8];[.$AT$2:.$AU$15];2;0); VLOOKUP([.I8];[.$AT$2:.$AU$15];2;0); VLOOKUP([.J8];[.$AT$2:.$AU$15];2;0); VLOOKUP([.K8];[.$AT$2:.$AU$15];2;0))/1000*0.3)" office:value-type="float" office:value="0.2781" calcext:value-type="float">
            <text:p>0.278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8:.U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 table:formula="of:=[.X8]/100*0.05+[.Y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AB8]/100*0.15+[.AC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8] + [.AD8] + [.AI8] + [.AN8]" office:value-type="float" office:value="0.5261" calcext:value-type="float">
            <text:p>0.52610</text:p>
          </table:table-cell>
          <table:table-cell table:style-name="ce16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F" calcext:value-type="string">
            <text:p>F</text:p>
          </table:table-cell>
          <table:table-cell table:style-name="ce18" table:formula="of:=VLOOKUP([.AQ8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 table:formula="of:=(SUM(VLOOKUP([.B9];[.$AT$2:.$AU$15];2;0); VLOOKUP([.C9];[.$AT$2:.$AU$15];2;0); VLOOKUP([.D9];[.$AT$2:.$AU$15];2;0); VLOOKUP([.E9];[.$AT$2:.$AU$15];2;0); VLOOKUP([.F9];[.$AT$2:.$AU$15];2;0); VLOOKUP([.G9];[.$AT$2:.$AU$15];2;0); VLOOKUP([.H9];[.$AT$2:.$AU$15];2;0); VLOOKUP([.I9];[.$AT$2:.$AU$15];2;0); VLOOKUP([.J9];[.$AT$2:.$AU$15];2;0); VLOOKUP([.K9];[.$AT$2:.$AU$15];2;0))/1000*0.3)" office:value-type="float" office:value="0.2442" calcext:value-type="float">
            <text:p>0.2442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9:.U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 table:formula="of:=[.X9]/100*0.05+[.Y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formula="of:=[.AB9]/100*0.15+[.AC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/>
          <table:table-cell table:style-name="ce16"/>
          <table:table-cell table:style-name="ce18"/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0];[.$AT$2:.$AU$15];2;0); VLOOKUP([.C10];[.$AT$2:.$AU$15];2;0); VLOOKUP([.D10];[.$AT$2:.$AU$15];2;0); VLOOKUP([.E10];[.$AT$2:.$AU$15];2;0); VLOOKUP([.F10];[.$AT$2:.$AU$15];2;0); VLOOKUP([.G10];[.$AT$2:.$AU$15];2;0); VLOOKUP([.H10];[.$AT$2:.$AU$15];2;0); VLOOKUP([.I10];[.$AT$2:.$AU$15];2;0); VLOOKUP([.J10];[.$AT$2:.$AU$15];2;0); VLOOKUP([.K10];[.$AT$2:.$AU$15];2;0))/1000*0.3)" office:value-type="float" office:value="0.2583" calcext:value-type="float">
            <text:p>0.2583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0:.U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0]/100*0.05+[.Y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0]/100*0.15+[.AC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10] + [.AD10] + [.AI10] + [.AN10]" office:value-type="float" office:value="0.5028" calcext:value-type="float">
            <text:p>0.50280</text:p>
          </table:table-cell>
          <table:table-cell table:style-name="ce16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F" calcext:value-type="string">
            <text:p>F</text:p>
          </table:table-cell>
          <table:table-cell table:style-name="ce18" table:formula="of:=VLOOKUP([.AQ10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B11];[.$AT$2:.$AU$15];2;0); VLOOKUP([.C11];[.$AT$2:.$AU$15];2;0); VLOOKUP([.D11];[.$AT$2:.$AU$15];2;0); VLOOKUP([.E11];[.$AT$2:.$AU$15];2;0); VLOOKUP([.F11];[.$AT$2:.$AU$15];2;0); VLOOKUP([.G11];[.$AT$2:.$AU$15];2;0); VLOOKUP([.H11];[.$AT$2:.$AU$15];2;0); VLOOKUP([.I11];[.$AT$2:.$AU$15];2;0); VLOOKUP([.J11];[.$AT$2:.$AU$15];2;0); VLOOKUP([.K11];[.$AT$2:.$AU$15];2;0))/1000*0.3)" office:value-type="float" office:value="0.2673" calcext:value-type="float">
            <text:p>0.267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1:.U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1]/100*0.05+[.Y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formula="of:=[.AB11]/100*0.15+[.AC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1] + [.AD11] + [.AI11] + [.AN11]" office:value-type="float" office:value="0.5173" calcext:value-type="float">
            <text:p>0.51730</text:p>
          </table:table-cell>
          <table:table-cell table:style-name="ce16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F" calcext:value-type="string">
            <text:p>F</text:p>
          </table:table-cell>
          <table:table-cell table:style-name="ce18" table:formula="of:=VLOOKUP([.AQ11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 table:formula="of:=(SUM(VLOOKUP([.B12];[.$AT$2:.$AU$15];2;0); VLOOKUP([.C12];[.$AT$2:.$AU$15];2;0); VLOOKUP([.D12];[.$AT$2:.$AU$15];2;0); VLOOKUP([.E12];[.$AT$2:.$AU$15];2;0); VLOOKUP([.F12];[.$AT$2:.$AU$15];2;0); VLOOKUP([.G12];[.$AT$2:.$AU$15];2;0); VLOOKUP([.H12];[.$AT$2:.$AU$15];2;0); VLOOKUP([.I12];[.$AT$2:.$AU$15];2;0); VLOOKUP([.J12];[.$AT$2:.$AU$15];2;0); VLOOKUP([.K12];[.$AT$2:.$AU$15];2;0))/1000*0.3)" office:value-type="float" office:value="0.279" calcext:value-type="float">
            <text:p>0.279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2:.U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2]/100*0.05+[.Y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AB12]/100*0.15+[.AC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2] + [.AD12] + [.AI12] + [.AN12]" office:value-type="float" office:value="0.5605" calcext:value-type="float">
            <text:p>0.56050</text:p>
          </table:table-cell>
          <table:table-cell table:style-name="ce16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F" calcext:value-type="string">
            <text:p>F</text:p>
          </table:table-cell>
          <table:table-cell table:style-name="ce18" table:formula="of:=VLOOKUP([.AQ1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 table:formula="of:=(SUM(VLOOKUP([.B13];[.$AT$2:.$AU$15];2;0); VLOOKUP([.C13];[.$AT$2:.$AU$15];2;0); VLOOKUP([.D13];[.$AT$2:.$AU$15];2;0); VLOOKUP([.E13];[.$AT$2:.$AU$15];2;0); VLOOKUP([.F13];[.$AT$2:.$AU$15];2;0); VLOOKUP([.G13];[.$AT$2:.$AU$15];2;0); VLOOKUP([.H13];[.$AT$2:.$AU$15];2;0); VLOOKUP([.I13];[.$AT$2:.$AU$15];2;0); VLOOKUP([.J13];[.$AT$2:.$AU$15];2;0); VLOOKUP([.K13];[.$AT$2:.$AU$15];2;0))/1000*0.3)" office:value-type="float" office:value="0.2871" calcext:value-type="float">
            <text:p>0.287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3:.U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3]/100*0.05+[.Y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AB13]/100*0.15+[.AC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13] + [.AD13] + [.AI13] + [.AN13]" office:value-type="float" office:value="0.6236" calcext:value-type="float">
            <text:p>0.62360</text:p>
          </table:table-cell>
          <table:table-cell table:style-name="ce16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D-" calcext:value-type="string">
            <text:p>D-</text:p>
          </table:table-cell>
          <table:table-cell table:style-name="ce18" table:formula="of:=VLOOKUP([.AQ1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4];[.$AT$2:.$AU$15];2;0); VLOOKUP([.C14];[.$AT$2:.$AU$15];2;0); VLOOKUP([.D14];[.$AT$2:.$AU$15];2;0); VLOOKUP([.E14];[.$AT$2:.$AU$15];2;0); VLOOKUP([.F14];[.$AT$2:.$AU$15];2;0); VLOOKUP([.G14];[.$AT$2:.$AU$15];2;0); VLOOKUP([.H14];[.$AT$2:.$AU$15];2;0); VLOOKUP([.I14];[.$AT$2:.$AU$15];2;0); VLOOKUP([.J14];[.$AT$2:.$AU$15];2;0); VLOOKUP([.K14];[.$AT$2:.$AU$15];2;0))/1000*0.3)" office:value-type="float" office:value="0.2781" calcext:value-type="float">
            <text:p>0.2781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4:.U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[.X14]/100*0.05+[.Y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 table:formula="of:=[.AB14]/100*0.15+[.AC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5" table:formula="of:=[.L14] + [.AD14] + [.AI14] + [.AN14]" office:value-type="float" office:value="0.5056" calcext:value-type="float">
            <text:p>0.50560</text:p>
          </table:table-cell>
          <table:table-cell table:style-name="ce16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F" calcext:value-type="string">
            <text:p>F</text:p>
          </table:table-cell>
          <table:table-cell table:style-name="ce18" table:formula="of:=VLOOKUP([.AQ1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5];[.$AT$2:.$AU$15];2;0); VLOOKUP([.C15];[.$AT$2:.$AU$15];2;0); VLOOKUP([.D15];[.$AT$2:.$AU$15];2;0); VLOOKUP([.E15];[.$AT$2:.$AU$15];2;0); VLOOKUP([.F15];[.$AT$2:.$AU$15];2;0); VLOOKUP([.G15];[.$AT$2:.$AU$15];2;0); VLOOKUP([.H15];[.$AT$2:.$AU$15];2;0); VLOOKUP([.I15];[.$AT$2:.$AU$15];2;0); VLOOKUP([.J15];[.$AT$2:.$AU$15];2;0); VLOOKUP([.K15];[.$AT$2:.$AU$15];2;0))/1000*0.3)" office:value-type="float" office:value="0.2643" calcext:value-type="float">
            <text:p>0.264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5:.U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5]/100*0.05+[.Y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15]/100*0.15+[.AC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5" table:formula="of:=[.L15] + [.AD15] + [.AI15] + [.AN15]" office:value-type="float" office:value="0.5318" calcext:value-type="float">
            <text:p>0.53180</text:p>
          </table:table-cell>
          <table:table-cell table:style-name="ce16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F" calcext:value-type="string">
            <text:p>F</text:p>
          </table:table-cell>
          <table:table-cell table:style-name="ce18" table:formula="of:=VLOOKUP([.AQ15]; [.$AW$2:.$AX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6];[.$AT$2:.$AU$15];2;0); VLOOKUP([.C16];[.$AT$2:.$AU$15];2;0); VLOOKUP([.D16];[.$AT$2:.$AU$15];2;0); VLOOKUP([.E16];[.$AT$2:.$AU$15];2;0); VLOOKUP([.F16];[.$AT$2:.$AU$15];2;0); VLOOKUP([.G16];[.$AT$2:.$AU$15];2;0); VLOOKUP([.H16];[.$AT$2:.$AU$15];2;0); VLOOKUP([.I16];[.$AT$2:.$AU$15];2;0); VLOOKUP([.J16];[.$AT$2:.$AU$15];2;0); VLOOKUP([.K16];[.$AT$2:.$AU$15];2;0))/1000*0.3)" office:value-type="float" office:value="0.285" calcext:value-type="float">
            <text:p>0.285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table:formula="of:=SUM([.N16:.U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X16]/100*0.05+[.Y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AB16]/100*0.15+[.AC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5" table:formula="of:=[.L16] + [.AD16] + [.AI16] + [.AN16]" office:value-type="float" office:value="0.531" calcext:value-type="float">
            <text:p>0.53100</text:p>
          </table:table-cell>
          <table:table-cell table:style-name="ce16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F" calcext:value-type="string">
            <text:p>F</text:p>
          </table:table-cell>
          <table:table-cell table:style-name="ce18" table:formula="of:=VLOOKUP([.AQ16]; [.$AW$2:.$AX$15]; 2; 0)" office:value-type="float" office:value="0" calcext:value-type="float">
            <text:p>0</text:p>
          </table:table-cell>
          <table:table-cell/>
          <table:table-cell table:style-name="ce21"/>
          <table:table-cell table:style-name="ce10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 table:formula="of:=(SUM(VLOOKUP([.B17];[.$AT$2:.$AU$15];2;0); VLOOKUP([.C17];[.$AT$2:.$AU$15];2;0); VLOOKUP([.D17];[.$AT$2:.$AU$15];2;0); VLOOKUP([.E17];[.$AT$2:.$AU$15];2;0); VLOOKUP([.F17];[.$AT$2:.$AU$15];2;0); VLOOKUP([.G17];[.$AT$2:.$AU$15];2;0); VLOOKUP([.H17];[.$AT$2:.$AU$15];2;0); VLOOKUP([.I17];[.$AT$2:.$AU$15];2;0); VLOOKUP([.J17];[.$AT$2:.$AU$15];2;0); VLOOKUP([.K17];[.$AT$2:.$AU$15];2;0))/1000*0.3)" office:value-type="float" office:value="0.2772" calcext:value-type="float">
            <text:p>0.2772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7:.U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X17]/100*0.05+[.Y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AB17]/100*0.15+[.AC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7] + [.AD17] + [.AI17] + [.AN17]" office:value-type="float" office:value="0.5962" calcext:value-type="float">
            <text:p>0.59620</text:p>
          </table:table-cell>
          <table:table-cell table:style-name="ce16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F" calcext:value-type="string">
            <text:p>F</text:p>
          </table:table-cell>
          <table:table-cell table:style-name="ce18" table:formula="of:=VLOOKUP([.AQ17]; [.$AW$2:.$AX$15]; 2; 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8];[.$AT$2:.$AU$15];2;0); VLOOKUP([.C18];[.$AT$2:.$AU$15];2;0); VLOOKUP([.D18];[.$AT$2:.$AU$15];2;0); VLOOKUP([.E18];[.$AT$2:.$AU$15];2;0); VLOOKUP([.F18];[.$AT$2:.$AU$15];2;0); VLOOKUP([.G18];[.$AT$2:.$AU$15];2;0); VLOOKUP([.H18];[.$AT$2:.$AU$15];2;0); VLOOKUP([.I18];[.$AT$2:.$AU$15];2;0); VLOOKUP([.J18];[.$AT$2:.$AU$15];2;0); VLOOKUP([.K18];[.$AT$2:.$AU$15];2;0))/1000*0.3)" office:value-type="float" office:value="0.2703" calcext:value-type="float">
            <text:p>0.270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8:.U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X18]/100*0.05+[.Y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8]/100*0.15+[.AC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8] + [.AD18] + [.AI18] + [.AN18]" office:value-type="float" office:value="0.5208" calcext:value-type="float">
            <text:p>0.52080</text:p>
          </table:table-cell>
          <table:table-cell table:style-name="ce16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F" calcext:value-type="string">
            <text:p>F</text:p>
          </table:table-cell>
          <table:table-cell table:style-name="ce18" table:formula="of:=VLOOKUP([.AQ18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 table:formula="of:=(SUM(VLOOKUP([.B19];[.$AT$2:.$AU$15];2;0); VLOOKUP([.C19];[.$AT$2:.$AU$15];2;0); VLOOKUP([.D19];[.$AT$2:.$AU$15];2;0); VLOOKUP([.E19];[.$AT$2:.$AU$15];2;0); VLOOKUP([.F19];[.$AT$2:.$AU$15];2;0); VLOOKUP([.G19];[.$AT$2:.$AU$15];2;0); VLOOKUP([.H19];[.$AT$2:.$AU$15];2;0); VLOOKUP([.I19];[.$AT$2:.$AU$15];2;0); VLOOKUP([.J19];[.$AT$2:.$AU$15];2;0); VLOOKUP([.K19];[.$AT$2:.$AU$15];2;0))/1000*0.3)" office:value-type="float" office:value="0.2841" calcext:value-type="float">
            <text:p>0.284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9:.U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9]/100*0.05+[.Y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AB19]/100*0.15+[.AC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5" table:formula="of:=[.L19] + [.AD19] + [.AI19] + [.AN19]" office:value-type="float" office:value="0.5611" calcext:value-type="float">
            <text:p>0.56110</text:p>
          </table:table-cell>
          <table:table-cell table:style-name="ce16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F" calcext:value-type="string">
            <text:p>F</text:p>
          </table:table-cell>
          <table:table-cell table:style-name="ce18" table:formula="of:=VLOOKUP([.AQ19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0] + [.AD20] + [.AI20] + [.AN20]" office:value-type="float" office:value="0" calcext:value-type="float">
            <text:p>0.00000</text:p>
          </table:table-cell>
          <table:table-cell table:style-name="ce16" table:formula="of:=IF([.AP20]&gt;=0.9875;&quot;A+&quot;;  IF([.AP20]&gt;=0.94; &quot;A&quot;; IF([.AP20]&gt;=0.9; &quot;A-&quot;; IF([.AP20]&gt;=0.87; &quot;B+&quot;; IF([.AP20]&gt;=0.84;&quot;B&quot;; IF([.AP20]&gt;=0.8; &quot;B-&quot;; IF([.AP20]&gt;=0.77; &quot;C+&quot;; IF([.AP20]&gt;=0.74;&quot;C&quot;; IF([.AP20]&gt;=0.7; &quot;C-&quot;; IF([.AP20]&gt;=0.67; &quot;D+&quot;; IF([.AP20]&gt;=0.64;&quot;D&quot;; IF([.AP20]&gt;=0.6; &quot;D-&quot;; &quot;F&quot;))))))))))))" office:value-type="string" office:string-value="F" calcext:value-type="string">
            <text:p>F</text:p>
          </table:table-cell>
          <table:table-cell table:style-name="ce18" table:formula="of:=VLOOKUP([.AQ20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 table:formula="of:=AVERAGE([.V2:.V19])" office:value-type="float" office:value="0.0868055555555556" calcext:value-type="float">
            <text:p>0.08681</text:p>
          </table:table-cell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 table:formula="of:=AVERAGE([.Z2:.Z18])" office:value-type="float" office:value="0.0739411764705882" calcext:value-type="float">
            <text:p>0.07394</text:p>
          </table:table-cell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 table:formula="of:=AVERAGE([.AD2:.AD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1] + [.AD21] + [.AI21] + [.AN21]" office:value-type="float" office:value="0.263638888888889" calcext:value-type="float">
            <text:p>0.26364</text:p>
          </table:table-cell>
          <table:table-cell table:style-name="ce16" table:formula="of:=IF([.AP21]&gt;=0.9875;&quot;A+&quot;;  IF([.AP21]&gt;=0.94; &quot;A&quot;; IF([.AP21]&gt;=0.9; &quot;A-&quot;; IF([.AP21]&gt;=0.87; &quot;B+&quot;; IF([.AP21]&gt;=0.84;&quot;B&quot;; IF([.AP21]&gt;=0.8; &quot;B-&quot;; IF([.AP21]&gt;=0.77; &quot;C+&quot;; IF([.AP21]&gt;=0.74;&quot;C&quot;; IF([.AP21]&gt;=0.7; &quot;C-&quot;; IF([.AP21]&gt;=0.67; &quot;D+&quot;; IF([.AP21]&gt;=0.64;&quot;D&quot;; IF([.AP21]&gt;=0.6; &quot;D-&quot;; &quot;F&quot;))))))))))))" office:value-type="string" office:string-value="F" calcext:value-type="string">
            <text:p>F</text:p>
          </table:table-cell>
          <table:table-cell table:style-name="ce18" table:formula="of:=VLOOKUP([.AQ21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11" table:formula="of:=(SUM(VLOOKUP([.B2]; [.$AG$2:.$AH$14]; 2; 0)))" office:value-type="float" office:value="45" calcext:value-type="float">
            <text:p>45.00000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5" table:formula="of:=[.L22] + [.AD22] + [.AI22] + [.AN22]" office:value-type="float" office:value="0" calcext:value-type="float">
            <text:p>0.00000</text:p>
          </table:table-cell>
          <table:table-cell table:style-name="ce16" table:formula="of:=IF([.AP22]&gt;=0.9875;&quot;A+&quot;;  IF([.AP22]&gt;=0.94; &quot;A&quot;; IF([.AP22]&gt;=0.9; &quot;A-&quot;; IF([.AP22]&gt;=0.87; &quot;B+&quot;; IF([.AP22]&gt;=0.84;&quot;B&quot;; IF([.AP22]&gt;=0.8; &quot;B-&quot;; IF([.AP22]&gt;=0.77; &quot;C+&quot;; IF([.AP22]&gt;=0.74;&quot;C&quot;; IF([.AP22]&gt;=0.7; &quot;C-&quot;; IF([.AP22]&gt;=0.67; &quot;D+&quot;; IF([.AP22]&gt;=0.64;&quot;D&quot;; IF([.AP22]&gt;=0.6; &quot;D-&quot;; &quot;F&quot;))))))))))))" office:value-type="string" office:string-value="F" calcext:value-type="string">
            <text:p>F</text:p>
          </table:table-cell>
          <table:table-cell table:style-name="ce18" table:formula="of:=VLOOKUP([.AQ22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6" table:formula="of:=AVERAGE([.AP2:.AP19])" office:value-type="float" office:value="0.539641176470588" calcext:value-type="float">
            <text:p>0.5396411765</text:p>
          </table:table-cell>
          <table:table-cell table:style-name="ce13"/>
          <table:table-cell table:style-name="ce16" table:formula="of:=AVERAGE([.AR2:.AR22])" office:value-type="float" office:value="0" calcext:value-type="float">
            <text:p>0</text:p>
          </table:table-cell>
          <table:table-cell table:number-columns-repeated="980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7:59.375040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4:22:14.893590268</dc:date>
    <dc:creator>Gregory Kapfhammer</dc:creator>
    <meta:editing-duration>P9DT7H7M2S</meta:editing-duration>
    <meta:editing-cycles>252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760" meta:object-count="0"/>
  </office:meta>
</office:document-meta>
</file>